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in" fo:margin-left="-0.075in" fo:margin-top="0in" fo:margin-bottom="0in" table:align="left" style:writing-mode="lr-tb"/>
    </style:style>
    <style:style style:name="Table1.A" style:family="table-column">
      <style:table-column-properties style:column-width="1.1889in"/>
    </style:style>
    <style:style style:name="Table1.B" style:family="table-column">
      <style:table-column-properties style:column-width="5.810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688in" fo:margin-left="-0.075in" fo:margin-top="0in" fo:margin-bottom="0in" table:align="left" style:writing-mode="lr-tb"/>
    </style:style>
    <style:style style:name="Table2.A" style:family="table-column">
      <style:table-column-properties style:column-width="2.0188in"/>
    </style:style>
    <style:style style:name="Table2.B" style:family="table-column">
      <style:table-column-properties style:column-width="1.6188in"/>
    </style:style>
    <style:style style:name="Table2.C" style:family="table-column">
      <style:table-column-properties style:column-width="1.5597in"/>
    </style:style>
    <style:style style:name="Table2.D" style:family="table-column">
      <style:table-column-properties style:column-width="1.57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.2in" fo:margin-top="0in" fo:margin-bottom="0.222in" loext:contextual-spacing="false" fo:line-height="110%" fo:orphans="0" fo:widows="0" fo:text-indent="0in" style:auto-text-indent="false"/>
    </style:style>
    <style:style style:name="P2" style:family="paragraph" style:parent-style-name="Standard">
      <style:paragraph-properties fo:margin-top="0in" fo:margin-bottom="0.222in" loext:contextual-spacing="false" fo:line-height="110%" fo:orphans="0" fo:widows="0"/>
    </style:style>
    <style:style style:name="P3" style:family="paragraph" style:parent-style-name="Standard">
      <style:paragraph-properties fo:margin-top="0in" fo:margin-bottom="0.1945in" loext:contextual-spacing="false" fo:line-height="110%" fo:orphans="0" fo:widows="0"/>
    </style:style>
    <style:style style:name="P4" style:family="paragraph" style:parent-style-name="Standard">
      <style:paragraph-properties fo:margin-top="0in" fo:margin-bottom="0.1945in" loext:contextual-spacing="false" fo:line-height="110%" fo:orphans="0" fo:widows="0"/>
      <style:text-properties fo:color="#0d0d0d" style:font-name="Trebuchet MS" fo:font-size="10pt" style:font-name-asian="Trebuchet MS1" style:font-size-asian="10pt" style:font-name-complex="Trebuchet MS1" style:font-size-complex="10pt"/>
    </style:style>
    <style:style style:name="P5" style:family="paragraph" style:parent-style-name="Standard">
      <style:paragraph-properties fo:margin-left="0in" fo:margin-right="0in" fo:margin-top="0in" fo:margin-bottom="0.139in" loext:contextual-spacing="false" fo:line-height="110%" fo:orphans="0" fo:widows="0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0%" fo:orphans="0" fo:widows="0" fo:text-indent="0.5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0%" fo:orphans="0" fo:widows="0" fo:text-indent="0.5in" style:auto-text-indent="false"/>
      <style:text-properties fo:color="#0d0d0d" style:font-name="Trebuchet MS" fo:font-size="10pt" style:font-name-asian="Trebuchet MS1" style:font-size-asian="10pt" style:font-name-complex="Trebuchet MS1" style:font-size-complex="10pt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 fo:line-height="110%" fo:orphans="0" fo:widows="0"/>
    </style:style>
    <style:style style:name="P10" style:family="paragraph" style:parent-style-name="Standard">
      <style:paragraph-properties fo:margin-top="0in" fo:margin-bottom="0in" loext:contextual-spacing="false" fo:line-height="110%" fo:orphans="0" fo:widows="0"/>
      <style:text-properties fo:color="#0d0d0d" style:font-name="Trebuchet MS" fo:font-size="10pt" style:font-name-asian="Trebuchet MS1" style:font-size-asian="10pt" style:font-name-complex="Trebuchet MS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d0d0d" style:font-name="Trebuchet MS" fo:font-size="10pt" style:font-name-asian="Trebuchet MS1" style:font-size-asian="10pt" style:font-name-complex="Trebuchet MS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0%" fo:orphans="0" fo:widows="0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0%" fo:orphans="0" fo:widows="0" fo:text-indent="0in" style:auto-text-indent="false"/>
      <style:text-properties fo:color="#0d0d0d" style:font-name="Trebuchet MS" fo:font-size="10pt" style:font-name-asian="Trebuchet MS1" style:font-size-asian="10pt" style:font-name-complex="Trebuchet MS1" style:font-size-complex="10pt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line-height="110%" fo:orphans="0" fo:widows="0" fo:text-indent="-0.25in" style:auto-text-indent="false"/>
    </style:style>
    <style:style style:name="P15" style:family="paragraph" style:parent-style-name="Heading_20_1">
      <style:paragraph-properties fo:margin-top="0.25in" fo:margin-bottom="0.1945in" loext:contextual-spacing="false" fo:line-height="110%" fo:orphans="0" fo:widows="0"/>
    </style:style>
    <style:style style:name="P16" style:family="paragraph" style:parent-style-name="Heading_20_1">
      <style:paragraph-properties fo:margin-top="0.25in" fo:margin-bottom="0in" loext:contextual-spacing="false" fo:line-height="110%" fo:orphans="0" fo:widows="0"/>
      <style:text-properties fo:color="#ff0000" style:font-name="Trebuchet MS" fo:font-size="15pt" style:font-name-asian="Trebuchet MS1" style:font-size-asian="15pt" style:font-name-complex="Trebuchet MS1" style:font-size-complex="15pt"/>
    </style:style>
    <style:style style:name="P17" style:family="paragraph" style:parent-style-name="Heading_20_1">
      <style:paragraph-properties fo:margin-top="0.3335in" fo:margin-bottom="0.0835in" loext:contextual-spacing="false" fo:line-height="100%" fo:keep-together="auto" fo:keep-with-next="auto"/>
      <style:text-properties fo:font-size="11pt" style:font-size-asian="11pt" style:font-size-complex="11pt"/>
    </style:style>
    <style:style style:name="P18" style:family="paragraph" style:parent-style-name="Title" style:master-page-name="Standard">
      <style:paragraph-properties fo:margin-top="0in" fo:margin-bottom="0.278in" loext:contextual-spacing="false" fo:line-height="110%" fo:keep-together="auto" fo:orphans="0" fo:widows="0" style:page-number="1" fo:keep-with-next="auto"/>
    </style:style>
    <style:style style:name="T1" style:family="text">
      <style:text-properties fo:color="#ff0000" style:font-name="Trebuchet MS" fo:font-size="28pt" style:font-name-asian="Trebuchet MS1" style:font-size-asian="28pt" style:font-name-complex="Trebuchet MS1" style:font-size-complex="28pt"/>
    </style:style>
    <style:style style:name="T2" style:family="text">
      <style:text-properties fo:color="#ff0000" style:font-name="Trebuchet MS" fo:font-size="15pt" style:font-name-asian="Trebuchet MS1" style:font-size-asian="15pt" style:font-name-complex="Trebuchet MS1" style:font-size-complex="15pt"/>
    </style:style>
    <style:style style:name="T3" style:family="text">
      <style:text-properties fo:color="#595959" style:font-name="Trebuchet MS" fo:font-size="10pt" style:font-name-asian="Trebuchet MS1" style:font-size-asian="10pt" style:font-name-complex="Trebuchet MS1" style:font-size-complex="10pt"/>
    </style:style>
    <style:style style:name="T4" style:family="text">
      <style:text-properties fo:color="#0d0d0d" style:font-name="Trebuchet MS" fo:font-size="10pt" style:font-name-asian="Trebuchet MS1" style:font-size-asian="10pt" style:font-name-complex="Trebuchet MS1" style:font-size-complex="10pt"/>
    </style:style>
    <style:style style:name="T5" style:family="text">
      <style:text-properties fo:color="#0d0d0d"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T6" style:family="text">
      <style:text-properties fo:color="#0d0d0d" style:font-name="Trebuchet MS" fo:font-size="10pt" style:text-underline-style="none" style:font-name-asian="Trebuchet MS1" style:font-size-asian="10pt" style:font-name-complex="Trebuchet MS1" style:font-size-complex="10pt"/>
    </style:style>
    <style:style style:name="T7" style:family="text">
      <style:text-properties fo:color="#1155cc" style:font-name="Trebuchet MS" fo:font-size="10pt" style:text-underline-style="solid" style:text-underline-width="auto" style:text-underline-color="font-color" style:font-name-asian="Trebuchet MS1" style:font-size-asian="10pt" style:font-name-complex="Trebuchet M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<text:span text:style-name="T1">Ata da reunião - 08 de Maio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"><text:span text:style-name="T3">Local:</text:span></text:p>
          </table:table-cell>
          <table:table-cell table:style-name="Table1.A1" office:value-type="string">
            <text:p text:style-name="P2"><text:span text:style-name="T4">Skype (vídeo conferência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Data:</text:span></text:p>
          </table:table-cell>
          <table:table-cell table:style-name="Table1.A1" office:value-type="string">
            <text:p text:style-name="P2"><text:span text:style-name="T4">08/05/2017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Hora:</text:span></text:p>
          </table:table-cell>
          <table:table-cell table:style-name="Table1.A1" office:value-type="string">
            <text:p text:style-name="P2"><text:span text:style-name="T4">14:0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Participantes:</text:span></text:p>
          </table:table-cell>
          <table:table-cell table:style-name="Table1.A1" office:value-type="string">
            <text:p text:style-name="P3"><text:span text:style-name="T4">Fabiano, Marcello, Suzy, Andres</text:span></text:p>
          </table:table-cell>
        </table:table-row>
      </table:table>
      <text:p text:style-name="P15"><text:soft-page-break/><text:span text:style-name="T2">Itens discutidos</text:span></text:p>
      <text:p text:style-name="P5"><text:span text:style-name="T4">Andres, desenvolvedor do site </text:span><text:a xlink:type="simple" xlink:href="https://cuidando.vc/" text:style-name="Internet_20_link" text:visited-style-name="Visited_20_Internet_20_Link"><text:span text:style-name="T7">CMB</text:span></text:a><text:span text:style-name="T4"> (Cuidando do Meu Bairro), encontrou-se com o grupo por Skype para compartilhar um pouco sobre a sua experiência com os portais de transparência. A reunião teve duração de uma hora e o Marcello participou somente de parte dela, devido a problemas de conexão.</text:span></text:p>
      <text:p text:style-name="P5"><text:span text:style-name="T4">Algumas perguntas foram pré-formuladas e serão relacionadas a seguir. As respostas descritas abaixo não são transcrições, mas explicações baseadas nas anotações feitas durante a conversa.</text:span></text:p>
      <text:p text:style-name="P6"><text:span text:style-name="T5">1. Como o script da CMB extraí as informações do portal de transparência?</text:span></text:p>
      <text:p text:style-name="P7"/>
      <text:p text:style-name="P9"><text:span text:style-name="T4"><text:tab/>O script faz uma leitura automática e periódica da planilha disponibilizada no site da </text:span><text:a xlink:type="simple" xlink:href="http://orcamento.sf.prefeitura.sp.gov.br/orcamento/execucao.html" text:style-name="Internet_20_link" text:visited-style-name="Visited_20_Internet_20_Link"><text:span text:style-name="T7">Secretaria Municipal da Fazenda</text:span></text:a><text:span text:style-name="T4">, onde constam os dados de execução orçamentária da cidade. O arquivo é comparado com a última versão usada pelo CMB e, encontrando diferenças, o script faz as atualizações necessárias no site, mantendo um histórico das alterações. Todo o processo é automatizado, exceto quando o endereço do arquivo da planilha (no portal da prefeitura) é alterado, o que requer a atualização manual no código do script.</text:span></text:p>
      <text:p text:style-name="P6"><text:span text:style-name="T4">O código fonte pode ser visto </text:span><text:a xlink:type="simple" xlink:href="https://github.com/cdmb/website" text:style-name="Internet_20_link" text:visited-style-name="Visited_20_Internet_20_Link"><text:span text:style-name="T7">neste</text:span></text:a><text:span text:style-name="T4"> link ou através do site CMB &gt; Sobre &gt; Repositório.</text:span></text:p>
      <text:p text:style-name="P7"/>
      <text:p text:style-name="P6"><text:span text:style-name="T5">2. Como os projetos são geolocalizados?</text:span></text:p>
      <text:p text:style-name="P7"/>
      <text:p text:style-name="P12"><text:span text:style-name="T4"><text:tab/>Os dados fornecidos pela Secretaria Municipal da Fazenda não contemplam o endereço de execução dos projetos. A localização é determinada pelo script através de reconhecimento de expressões regulares no campo de descrição. Quando o programa não identifica uma expressão regular válida, o projeto não é incluído no mapa. Isso ocorre em cerca de 75% dos casos.</text:span></text:p>
      <text:p text:style-name="P12"><text:span text:style-name="T4"><text:tab/>Além disso, essa análise automática corre risco de gerar informações equivocadas. Por exemplo, a expressão “gastos com saúde” pode ser interpretada como bairro “Saúde”, localizando o gasto num ponto errado do mapa.</text:span></text:p>
      <text:p text:style-name="P6"><text:span text:style-name="T4">Geralmente as despesas maiores são as que possuem descrições mais genéricas, impossibilitando o reconhecimento do endereço da sua aplicação.</text:span></text:p>
      <text:p text:style-name="P6"><text:span text:style-name="T4">A falta do campo endereço (ou coordenadas de latitude e longitude) nos dados é responsável por todas essas dificuldades enfrentadas durante o desenvolvimento do CMB.</text:span></text:p>
      <text:p text:style-name="P7"/>
      <text:p text:style-name="P7"/>
      <text:p text:style-name="P7"/>
      <text:p text:style-name="P13"/>
      <text:p text:style-name="P6"><text:span text:style-name="T5">3. Quais <text:s/>recursos são indispensáveis para o funcionamento do CMB?</text:span></text:p>
      <text:p text:style-name="P12"><text:span text:style-name="T4"><text:tab/></text:span></text:p>
      <text:list xml:id="list451661772020721438" text:style-name="WWNum1">
        <text:list-item>
          <text:p text:style-name="P14"><text:span text:style-name="T4">Arquivo estruturado. Caso contrário será necessária a construção de um robô para extrair os dados página por página.</text:span></text:p>
        </text:list-item>
        <text:list-item>
          <text:p text:style-name="P14"><text:soft-page-break/><text:span text:style-name="T4">Valores de custo planejado, empenhado e liquidado. Tais informações podem aparecer com outros nomes. Esses termos usados pelo CMB são uma abstração com fim de facilitar o entendimento do usuário.</text:span></text:p>
        </text:list-item>
        <text:list-item>
          <text:p text:style-name="P14"><text:span text:style-name="T4">Endereço do projeto.</text:span></text:p>
        </text:list-item>
        <text:list-item>
          <text:p text:style-name="P14"><text:span text:style-name="T4">Descrição do projeto.</text:span></text:p>
        </text:list-item>
        <text:list-item>
          <text:p text:style-name="P14"><text:span text:style-name="T4">Órgão responsável. Essa informação é importante principalmente para o funcionamento da abertura de perguntas via LAI (Lei de Acesso à Informação) através do sistema do CMB, pois é necessário escolher o órgão que responderá a dúvida.</text:span></text:p>
        </text:list-item>
      </text:list>
      <text:p text:style-name="P13"/>
      <text:p text:style-name="P12"><text:span text:style-name="T5"><text:tab/>4. Há algum outro recurso recomendável para ser avaliado?</text:span></text:p>
      <text:p text:style-name="P13"/>
      <text:p text:style-name="P12"><text:span text:style-name="T4"><text:tab/>É preciso verificar o sistema usado pelo portal para a abertura de pedidos via LAI. O Governo Federal disponibiliza um sistema do eSic para as prefeituras, mas algumas optam por usar um sistema próprio (como ocorre em São Paulo). Isso é um problema porque requer o desenvolvimento de uma aplicação específica para cada portal. Há tambem portais mais simples que utilizam e-mail para abertura de pedidos, esses casos são bem mais fáceis de tratar.</text:span></text:p>
      <text:p text:style-name="P12"><text:span text:style-name="T4"><text:tab/>API’s tambem podem facilitar esse processo.</text:span></text:p>
      <text:p text:style-name="P13"/>
      <text:p text:style-name="P12"><text:span text:style-name="T4"><text:tab/></text:span></text:p>
      <text:p text:style-name="P12"><text:span text:style-name="T5"><text:tab/>5. Se surgirem dúvidas durante a execução do projeto, o grupo pode voltar a procurá-lo?</text:span></text:p>
      <text:p text:style-name="P13"/>
      <text:p text:style-name="P12"><text:span text:style-name="T4"><text:tab/>Sim. Caso surjam dúvidas pontuais basta mandar e-mail. Para problemas mais complexos podemos agendar uma nova reunião por Skype.</text:span></text:p>
      <text:p text:style-name="P12"><text:span text:style-name="T4"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</table:table>
      <text:p text:style-name="P4"><text:soft-page-break/></text:p>
      <text:p text:style-name="P17"><text:bookmark text:name="_wck4c4dqvf0u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rebuchet MS" fo:font-family="'Trebuchet MS'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6" meta:paragraph-count="34" meta:word-count="574" meta:character-count="3645" meta:non-whitespace-character-count="3095"/>
    <meta:generator>LibreOfficeDev/5.1.0.3$Linux_X86_64 LibreOffice_project/</meta:generator>
  </office:meta>
</office:document-meta>
</file>